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shback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unread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PushbackInputStream( java . io . InputStream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unread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un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shbackInputStream.Pushback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